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747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1747" officeooo:paragraph-rsid="0008174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413e" officeooo:paragraph-rsid="0009413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413e" officeooo:paragraph-rsid="0009413e" fo:background-color="#ffcc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1747" officeooo:paragraph-rsid="00081747" fo:background-color="#ffcc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413e" officeooo:paragraph-rsid="0009413e" fo:background-color="#ffcc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9413e" officeooo:paragraph-rsid="0009413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cdd47" officeooo:paragraph-rsid="0008174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11aba1" officeooo:paragraph-rsid="0011ab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9413e" officeooo:paragraph-rsid="0009413e" fo:background-color="#99ff6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fo:background-color="#99ff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fo:background-color="#ffcc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officeooo:rsid="0009413e" officeooo:paragraph-rsid="0009413e" fo:background-color="#99ff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officeooo:rsid="00081747" officeooo:paragraph-rsid="00081747" fo:background-color="#ffcc0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fo:background-color="#ffcc0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fo:background-color="#ffcc0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081747" officeooo:paragraph-rsid="00081747" fo:background-color="#99ff66" style:font-size-asian="10.5pt" style:font-weight-asian="normal" style:font-size-complex="12pt" style:font-weight-complex="normal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99ff66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o be written in Literature Survey Review</text:p>
      <text:p text:style-name="P3"/>
      <text:p text:style-name="P4"><office:annotation office:name="__Annotation__134_665970494"><dc:creator>Unknown Author</dc:creator><dc:date>2015-10-29T15:14:38</dc:date><text:list text:style-name=""><text:list-item><text:p text:style-name="P19"><text:span text:style-name="T3">ROWAN</text:span></text:p></text:list-item></text:list></office:annotation>Motivation</text:p>
      <text:p text:style-name="P4"><text:tab/><text:span text:style-name="T1">Why we are doing this project? What is the advantage/disadvantage of this</text:span></text:p>
      <text:p text:style-name="P6"><text:tab/>Use of this to people </text:p>
      <text:p text:style-name="P6"><text:tab/>Use of this to politicians</text:p>
      <text:p text:style-name="P6"><text:tab/>Use of this to society</text:p>
      <text:p text:style-name="P4"><text:span text:style-name="T1"><text:tab/></text:span><text:tab/></text:p>
      <text:p text:style-name="P5"/>
      <text:p text:style-name="P5">Introduction</text:p>
      <text:p text:style-name="P16">What is sentiment analysis?</text:p>
      <text:p text:style-name="P16">Why do you want analyze the sentiment of web/social media?</text:p>
      <text:p text:style-name="P16">Applications of sentiment analysis in</text:p>
      <text:p text:style-name="P17">Public opinion → Movie Reviews, Product Reviews;</text:p>
      <text:p text:style-name="P17">Business &amp; Govt. Intelligence → particular company, politician, rule/law;</text:p>
      <text:p text:style-name="P17">Some other domains<office:annotation-end office:name="__Annotation__134_665970494"/></text:p>
      <text:p text:style-name="P12"><office:annotation office:name="__Annotation__133_665970494"><dc:creator>Unknown Author</dc:creator><dc:date>2015-10-29T15:13:52</dc:date><text:list text:continue-numbering="true" text:style-name=""><text:list-item><text:p text:style-name="P19"><text:span text:style-name="T3">SURAJ</text:span></text:p></text:list-item></text:list></office:annotation><text:tab/>Challenges faced for sentiment analysis</text:p>
      <text:p text:style-name="P12"><text:tab/><text:tab/>Sarcasm</text:p>
      <text:p text:style-name="P12"><text:tab/><text:tab/>Context / Domain Dependence</text:p>
      <text:p text:style-name="P12"><text:tab/><text:tab/>Thwarted Expectations (start one way then refute at end)</text:p>
      <text:p text:style-name="P12"><text:tab/><text:tab/>Media attached to tweets/ social media messages</text:p>
      <text:p text:style-name="P12"><text:tab/><text:tab/>Pragmatics (Awwwesome, <text:s/>BAD)</text:p>
      <text:p text:style-name="P12"><text:tab/><text:tab/>Chat corpus (diz, wer, der)</text:p>
      <text:p text:style-name="P12"><text:tab/><text:tab/>Word Knowledge (He is a Hitler)</text:p>
      <text:p text:style-name="P12"><text:tab/><text:tab/>Comparative (Modi is so much better than that shit Rahul Gandhi)</text:p>
      <text:p text:style-name="P12"><text:tab/><text:tab/>External Links (Breaking News: Modi says &lt;link&gt;)<office:annotation-end office:name="__Annotation__133_665970494"/></text:p>
      <text:p text:style-name="P7"/>
      <text:p text:style-name="P15"><office:annotation office:name="__Annotation__132_665970494"><dc:creator>Unknown Author</dc:creator><dc:date>2015-10-29T15:13:00</dc:date><text:list text:continue-numbering="true" text:style-name=""><text:list-item><text:p text:style-name="P19"><text:span text:style-name="T3">ROWAN</text:span></text:p></text:list-item></text:list></office:annotation>Levels of analysis</text:p>
      <text:p text:style-name="P15"><text:tab/><text:span text:style-name="T1">Document Level</text:span></text:p>
      <text:p text:style-name="P13"><text:tab/>Sentence Level</text:p>
      <text:p text:style-name="P13"><text:tab/>Phrase Level<office:annotation-end office:name="__Annotation__132_665970494"/></text:p>
      <text:p text:style-name="P7"/>
      <text:p text:style-name="P14"><office:annotation office:name="__Annotation__131_665970494"><dc:creator>Unknown Author</dc:creator><dc:date>2015-10-29T15:12:10</dc:date><text:list text:continue-numbering="true" text:style-name=""><text:list-item><text:p text:style-name="P19"><text:span text:style-name="T3">SURAJ</text:span></text:p></text:list-item></text:list></office:annotation>Machine Learning Techniques</text:p>
      <text:p text:style-name="P14"><text:tab/><text:span text:style-name="T1">Naive-Bayes</text:span></text:p>
      <text:p text:style-name="P11"><text:tab/>Maximum Entropy</text:p>
      <text:p text:style-name="P11"><text:tab/>Support Vector Machines</text:p>
      <text:p text:style-name="P8"><text:span text:style-name="T2"><text:tab/>Deep Learning → Neural Networks</text:span><office:annotation-end office:name="__Annotation__131_665970494"/></text:p>
      <text:p text:style-name="P8"/>
      <text:p text:style-name="P8"><office:annotation office:name="__Annotation__130_665970494"><dc:creator>Unknown Author</dc:creator><dc:date>2015-10-29T15:11:58</dc:date><text:list text:continue-numbering="true" text:style-name=""><text:list-item><text:p text:style-name="P19"><text:span text:style-name="T3">LATER WE WILL DO</text:span></text:p></text:list-item></text:list></office:annotation>1 Page for each Challenges and how we are going to tackle it</text:p>
      <text:p text:style-name="P8">Easily → 30-40 Pages will come<office:annotation-end office:name="__Annotation__130_665970494"/>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3 Preprocessing</text:p>
      <text:p text:style-name="P10">As we will describe in the next section, the main features of the model are lemmas extracted using lemmatization. Given that the language of microblogging requires a special treatment, we propose a pre-processing task to correct and normalizethe tweets before lemmatizing them.</text:p>
      <text:p text:style-name="P10">The main preprocessing tasks we considered are the following:</text:p>
      <text:p text:style-name="P10">• removing urls, references to usernames, and hashtags</text:p>
      <text:p text:style-name="P10">• reduction of replicated characters (e.g. looooveeee → love)</text:p>
      <text:p text:style-name="P10">• identifying emoticons and interjections and</text:p>
      <text:p text:style-name="P10">replacing them with polarity or sentiment expressions</text:p>
      <text:p text:style-name="P10">(e.g. :-) → good)</text:p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32:09.971000000</meta:creation-date>
    <dc:date>2015-11-05T19:15:05.208000000</dc:date>
    <meta:editing-duration>PT7H46M2S</meta:editing-duration>
    <meta:editing-cycles>5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44" meta:word-count="261" meta:character-count="1713" meta:non-whitespace-character-count="1458"/>
  </office:meta>
</office:document-meta>
</file>